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tion 1: <text:s/>User supplies 2 - 7v and gets level shifted I2C at that level.</text:p>
      <text:p text:style-name="Standard">Extra pins all run at 1.8v</text:p>
      <text:p text:style-name="Standard"/>
      <text:p text:style-name="Standard">Cost</text:p>
      <text:p text:style-name="Standard">Board: $0.50</text:p>
      <text:p text:style-name="Standard">Passives: $0.10</text:p>
      <text:p text:style-name="Standard">IC: $?.??</text:p>
      <text:p text:style-name="Standard">Regulator $0.28</text:p>
      <text:p text:style-name="Standard">Level shifter (2 wires): $0.10</text:p>
      <text:p text:style-name="Standard">Total: $0.88</text:p>
      <text:p text:style-name="Standard"/>
      <text:p text:style-name="Standard">Option 2: <text:s/>User supplies ~3.3 to 7v and gets 3.3v IO on everything</text:p>
      <text:p text:style-name="Standard"/>
      <text:p text:style-name="Standard">Costs</text:p>
      <text:p text:style-name="Standard">Board: $0.50</text:p>
      <text:p text:style-name="Standard">Passives: $0.10</text:p>
      <text:p text:style-name="Standard">IC: $?.??</text:p>
      <text:p text:style-name="Standard">Regulator $0.28</text:p>
      <text:p text:style-name="Standard">Total: $1.1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21S</meta:editing-duration>
    <meta:editing-cycles>3</meta:editing-cycles>
    <meta:generator>OpenOffice.org/3.3$Win32 OpenOffice.org_project/330m20$Build-9567</meta:generator>
    <dc:date>2015-03-23T15:26:30.56</dc:date>
    <meta:document-statistic meta:table-count="0" meta:image-count="0" meta:object-count="0" meta:page-count="1" meta:paragraph-count="16" meta:word-count="61" meta:character-count="330"/>
    <dc:creator>Marshall Taylor</dc:creator>
    <meta:user-defined meta:name="Info 1"/>
    <meta:user-defined meta:name="Info 2"/>
    <meta:user-defined meta:name="Info 3"/>
    <meta:user-defined meta:name="Info 4"/>
  </office:meta>
</office:document-meta>
</file>